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erEndpointRegistrationTests.endpoint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choEndpoint.onOpen( Session session , Endpoi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erEndpointRegistrationTests.endpointPer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nfig.echo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choEndpoint.EchoEndpoint( Echo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